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TESTS RUN AT $2015-11-06T21:54:39.569+00:00$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7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2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sDefined: 107 tests executed; 2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2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6030,125,&lt;310,0&gt;,&lt;314,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446,46,&lt;245,0&gt;,&lt;245,46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64 tests executed; 12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6">
          <table:table-cell table:style-name="ce2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5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ING 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S RUN AT $2015-11-06T22:54:23.058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: 7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sDefined: 10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(6030,125,&lt;310,0&gt;,&lt;314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(4446,46,&lt;245,0&gt;,&lt;245,4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64 tests executed; 13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684727 ms</text:p>
          </table:table-cell>
          <table:table-cell table:number-columns-repeated="1023"/>
        </table:table-row>
        <table:table-row table:style-name="ro1" table:number-rows-repeated="8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2">
          <table:table-cell table:style-name="ce4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2:03:30.9862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1-07T01:11:25.035131000</dc:date>
    <meta:editing-duration>P85DT23H41M7S</meta:editing-duration>
    <meta:editing-cycles>268</meta:editing-cycles>
    <meta:generator>LibreOffice/5.0.2.2$MacOSX_X86_64 LibreOffice_project/37b43f919e4de5eeaca9b9755ed688758a8251fe</meta:generator>
    <meta:document-statistic meta:table-count="4" meta:cell-count="423" meta:object-count="0"/>
  </office:meta>
</office:document-meta>
</file>